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Source Sans Pro Semibold2" svg:font-family="'Source Sans Pro Semibold'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Normal1" svg:font-family="'源ノ角ゴシック Normal'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Source Sans Pro" svg:font-family="'Source Sans Pro'" style:font-family-generic="roman" style:font-pitch="variable"/>
    <style:font-face style:name="Source Sans Pro Black1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imbus Roman No9 L1" svg:font-family="'Nimbus Roman No9 L'" style:font-family-generic="swiss" style:font-pitch="variable"/>
    <style:font-face style:name="Source Sans Pro1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Normal" svg:font-family="'源ノ角ゴシック Normal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middle" draw:auto-grow-height="false" draw:auto-grow-width="false" fo:min-height="13.971cm" fo:min-width="0cm" fo:padding-top="0.031cm" fo:padding-bottom="0cm" fo:padding-left="0cm" fo:padding-right="0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2.313cm" fo:min-width="0cm" fo:padding-top="0.13cm" fo:padding-bottom="0.13cm" fo:padding-left="0.25cm" fo:padding-right="0.25cm" fo:wrap-option="no-wrap" draw:shadow-color="#808080"/>
    </style:style>
    <style:style style:name="pr3" style:family="presentation" style:parent-style-name="Title1-title">
      <style:graphic-properties fo:min-height="2.659cm"/>
    </style:style>
    <style:style style:name="pr4" style:family="presentation" style:parent-style-name="Title1-outline1">
      <style:graphic-properties fo:min-height="13.746cm"/>
    </style:style>
    <style:style style:name="pr5" style:family="presentation" style:parent-style-name="Title1-notes">
      <style:graphic-properties draw:fill-color="#ffffff" fo:min-height="12.568cm"/>
    </style:style>
    <style:style style:name="P1" style:family="paragraph">
      <style:paragraph-properties fo:margin-left="0cm" fo:margin-right="0cm" fo:line-height="98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44pt" fo:language="it" fo:country="IT" fo:font-weight="bold" style:font-size-asian="44pt" style:language-asian="it" style:country-asian="IT" style:font-weight-asian="bold" style:font-size-complex="44pt" style:language-complex="it" style:country-complex="IT" style:font-weight-complex="bold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6cm" svg:height="14.001cm" svg:x="1.001cm" svg:y="5.498cm" presentation:class="subtitle" presentation:user-transformed="true">
          <draw:text-box>
            <text:list text:style-name="L1">
              <text:list-header>
                <text:p text:style-name="P1"><text:span text:style-name="T1">Integer Division</text:span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" presentation:class="page"/>
          <draw:frame presentation:style-name="pr2" draw:text-style-name="P2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2" draw:style-name="dp3" draw:master-page-name="Title1" presentation:presentation-page-layout-name="AL2T1">
        <draw:frame presentation:style-name="pr3" draw:layer="layout" svg:width="25.995cm" svg:height="2.659cm" svg:x="1cm" svg:y="0.837cm" presentation:class="title" presentation:placeholder="true" presentation:user-transformed="true">
          <draw:text-box/>
        </draw:frame>
        <draw:frame presentation:style-name="pr4" draw:layer="layout" svg:width="25.995cm" svg:height="13.996cm" svg:x="1cm" svg:y="5.499cm" presentation:class="outline" presentation:user-transformed="true">
          <draw:text-box>
            <text:list text:style-name="L1">
              <text:list-item>
                <text:p>Purpose: Verify that the division can be correctly computed using</text:p>
              </text:list-item>
              <text:list-item>
                <text:p text:style-name="P3">nBits(a)+ 1 + floor(log2(b))</text:p>
              </text:list-item>
              <text:list-item>
                <text:p>Bits as shift-factor, where nBits(x) computes the number of bits needed to represent x</text:p>
              </text:list-item>
            </text:list>
          </draw:text-box>
        </draw:frame>
        <presentation:notes draw:style-name="dp2">
          <draw:page-thumbnail draw:style-name="gr1" draw:layer="layout" svg:width="15.262cm" svg:height="10.473cm" svg:x="3.162cm" svg:y="2.12cm" draw:page-number="2" presentation:class="page"/>
          <draw:frame presentation:style-name="pr5" draw:text-style-name="P4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>
        <office:forms form:automatic-focus="false" form:apply-design-mode="false"/>
        <draw:frame presentation:style-name="pr3" draw:layer="layout" svg:width="25.995cm" svg:height="2.659cm" svg:x="1cm" svg:y="0.837cm" presentation:class="title" presentation:placeholder="true" presentation:user-transformed="true">
          <draw:text-box/>
        </draw:frame>
        <draw:frame presentation:style-name="pr4" draw:layer="layout" svg:width="25.995cm" svg:height="13.996cm" svg:x="1cm" svg:y="5.499cm" presentation:class="outline">
          <draw:text-box>
            <text:list text:style-name="L1">
              <text:list-item>
                <text:p>Input: two numbers a,b</text:p>
              </text:list-item>
              <text:list-item>
                <text:p>Output: the result of a/b</text:p>
              </text:list-item>
              <text:list-item>
                <text:p/>
              </text:list-item>
              <text:list-item>
                <text:p/>
              </text:list-item>
              <text:list-item>
                <text:p>Input: 15, 3</text:p>
              </text:list-item>
              <text:list-item>
                <text:p>Output: 15/3 = 5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onnector draw:style-name="gr2" draw:layer="layout" svg:x1="0.43cm" svg:y1="11.885cm" svg:x2="27.484cm" svg:y2="11.885cm" svg:d="M430 11885h27054" svg:viewBox="0 0 27055 1">
          <text:p/>
        </draw:connector>
        <presentation:notes draw:style-name="dp2">
          <draw:page-thumbnail draw:style-name="gr1" draw:layer="layout" svg:width="15.262cm" svg:height="10.473cm" svg:x="3.162cm" svg:y="2.12cm" draw:page-number="3" presentation:class="page"/>
          <draw:frame presentation:style-name="pr5" draw:text-style-name="P4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1">
        <draw:frame presentation:style-name="pr3" draw:layer="layout" svg:width="25.995cm" svg:height="2.659cm" svg:x="1cm" svg:y="0.837cm" presentation:class="title">
          <draw:text-box>
            <text:p>1) Compute left_shift</text:p>
          </draw:text-box>
        </draw:frame>
        <draw:frame presentation:style-name="pr4" draw:layer="layout" svg:width="25.995cm" svg:height="13.996cm" svg:x="1cm" svg:y="5.499cm" presentation:class="outline">
          <draw:text-box>
            <text:list text:style-name="L1">
              <text:list-item>
                <text:p/>
              </text:list-item>
            </text:list>
            <text:list text:style-name="L3">
              <text:list-item>
                <text:p>bits_needed = nBits(a)+ 1 + floor(log2(b))</text:p>
              </text:list-item>
              <text:list-item>
                <text:p>left_shift = <text:s/>a&lt;&lt; bits_needed</text:p>
                <text:p/>
              </text:list-item>
              <text:list-item>
                <text:p>bits_needed= 4 + 1 +2 = 7</text:p>
              </text:list-item>
              <text:list-item>
                <text:p>left_shift = 15&lt;&lt;7 = 15*2<text:span text:style-name="T2">7</text:span> = 1920</text:p>
              </text:list-item>
            </text:list>
            <text:list text:style-name="L1">
              <text:list-header>
                <text:p/>
              </text:list-header>
            </text:list>
          </draw:text-box>
        </draw:frame>
        <draw:connector draw:style-name="gr2" draw:layer="layout" svg:x1="0.196cm" svg:y1="12.471cm" svg:x2="27.601cm" svg:y2="12.471cm" svg:d="M196 12471h27405" svg:viewBox="0 0 27406 1">
          <text:p/>
        </draw:connector>
        <presentation:notes draw:style-name="dp2">
          <draw:page-thumbnail draw:style-name="gr1" draw:layer="layout" svg:width="15.262cm" svg:height="10.473cm" svg:x="3.162cm" svg:y="2.12cm" draw:page-number="4" presentation:class="page"/>
          <draw:frame presentation:style-name="pr5" draw:text-style-name="P4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>
        <draw:frame presentation:style-name="pr3" draw:layer="layout" svg:width="25.995cm" svg:height="2.659cm" svg:x="1cm" svg:y="0.837cm" presentation:class="title">
          <draw:text-box>
            <text:p>3) Compute the result</text:p>
          </draw:text-box>
        </draw:frame>
        <draw:frame presentation:style-name="pr4" draw:layer="layout" svg:width="25.995cm" svg:height="13.996cm" svg:x="1cm" svg:y="5.499cm" presentation:class="outline">
          <draw:text-box>
            <text:list text:style-name="L3">
              <text:list-item>
                <text:p>final_result = partial_result &gt;&gt; bits_needed</text:p>
                <text:p/>
                <text:p/>
              </text:list-item>
              <text:list-item>
                <text:p>final_result = 640 &gt;&gt; 6 = 640*2<text:span text:style-name="T2">-6 </text:span><text:span text:style-name="T3">= 2</text:span></text:p>
              </text:list-item>
            </text:list>
          </draw:text-box>
        </draw:frame>
        <draw:connector draw:style-name="gr2" draw:layer="layout" svg:x1="0.47cm" svg:y1="11.103cm" svg:x2="27.914cm" svg:y2="11.103cm" svg:d="M470 11103h27444" svg:viewBox="0 0 27445 1">
          <text:p/>
        </draw:connector>
        <presentation:notes draw:style-name="dp2">
          <draw:page-thumbnail draw:style-name="gr1" draw:layer="layout" svg:width="15.262cm" svg:height="10.473cm" svg:x="3.162cm" svg:y="2.12cm" draw:page-number="5" presentation:class="page"/>
          <draw:frame presentation:style-name="pr5" draw:text-style-name="P4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2T1">
        <office:forms form:automatic-focus="false" form:apply-design-mode="false"/>
        <draw:frame presentation:style-name="pr3" draw:layer="layout" svg:width="25.995cm" svg:height="2.659cm" svg:x="1cm" svg:y="0.837cm" presentation:class="title">
          <draw:text-box>
            <text:p>2) Compute division</text:p>
          </draw:text-box>
        </draw:frame>
        <draw:frame presentation:style-name="pr4" draw:layer="layout" svg:width="25.995cm" svg:height="13.996cm" svg:x="1cm" svg:y="5.499cm" presentation:class="outline">
          <draw:text-box>
            <text:list text:style-name="L3">
              <text:list-item>
                <text:p>partial_result = first_shift / b</text:p>
                <text:p/>
                <text:p/>
                <text:p/>
                <text:p>partial_result = 1920 / 3 = 640</text:p>
              </text:list-item>
            </text:list>
          </draw:text-box>
        </draw:frame>
        <draw:connector draw:style-name="gr2" draw:layer="layout" svg:x1="0.313cm" svg:y1="11.494cm" svg:x2="27.484cm" svg:y2="11.494cm" svg:d="M313 11494h27171" svg:viewBox="0 0 27172 1">
          <text:p/>
        </draw:connector>
        <presentation:notes draw:style-name="dp2">
          <draw:page-thumbnail draw:style-name="gr1" draw:layer="layout" svg:width="15.262cm" svg:height="10.473cm" svg:x="3.162cm" svg:y="2.12cm" draw:page-number="6" presentation:class="page"/>
          <draw:frame presentation:style-name="pr5" draw:text-style-name="P4" draw:layer="layout" svg:width="17.268cm" svg:height="12.568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Source Sans Pro Semibold2" svg:font-family="'Source Sans Pro Semibold'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Normal1" svg:font-family="'源ノ角ゴシック Normal'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Source Sans Pro" svg:font-family="'Source Sans Pro'" style:font-family-generic="roman" style:font-pitch="variable"/>
    <style:font-face style:name="Source Sans Pro Black1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imbus Roman No9 L1" svg:font-family="'Nimbus Roman No9 L'" style:font-family-generic="swiss" style:font-pitch="variable"/>
    <style:font-face style:name="Source Sans Pro1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Normal" svg:font-family="'源ノ角ゴシック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it" fo:country="I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115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115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15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023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 Semibold1" fo:font-family="'Source Sans Pro Semibold'" style:font-family-generic="swiss" style:font-pitch="variable" fo:font-size="32pt" fo:font-style="normal" fo:text-shadow="none" style:text-underline-style="none" fo:font-weight="bold" style:letter-kerning="true" fo:background-color="transparent" style:font-name-asian="源ノ角ゴシック Bold1" style:font-family-asian="'源ノ角ゴシック Bold'" style:font-pitch-asian="variable" style:font-size-asian="32pt" style:font-style-asian="normal" style:font-weight-asian="bold" style:font-name-complex="源ノ角ゴシック Bold1" style:font-family-complex="'源ノ角ゴシック Bold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28pt" fo:font-style="normal" fo:text-shadow="none" style:text-underline-style="none" fo:font-weight="normal" style:font-name-asian="源ノ角ゴシック Normal1" style:font-family-asian="'源ノ角ゴシック Normal'" style:font-pitch-asian="variable" style:font-size-asian="28pt" style:font-style-asian="normal" style:font-weight-asian="normal" style:font-name-complex="源ノ角ゴシック Normal1" style:font-family-complex="'源ノ角ゴシック Normal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24pt" fo:font-style="normal" fo:text-shadow="none" style:text-underline-style="none" fo:font-weight="normal" style:font-name-asian="源ノ角ゴシック Normal1" style:font-family-asian="'源ノ角ゴシック Normal'" style:font-pitch-asian="variable" style:font-size-asian="24pt" style:font-style-asian="normal" style:font-weight-asian="normal" style:font-name-complex="源ノ角ゴシック Normal1" style:font-family-complex="'源ノ角ゴシック Normal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20pt" fo:font-style="normal" fo:text-shadow="none" style:text-underline-style="none" fo:font-weight="normal" style:font-name-asian="源ノ角ゴシック Normal1" style:font-family-asian="'源ノ角ゴシック Normal'" style:font-pitch-asian="variable" style:font-size-asian="20pt" style:font-style-asian="normal" style:font-weight-asian="normal" style:font-name-complex="源ノ角ゴシック Normal1" style:font-family-complex="'源ノ角ゴシック Normal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20pt" fo:font-style="normal" fo:text-shadow="none" style:text-underline-style="none" fo:font-weight="normal" style:font-name-asian="源ノ角ゴシック Normal1" style:font-family-asian="'源ノ角ゴシック Normal'" style:font-pitch-asian="variable" style:font-size-asian="20pt" style:font-style-asian="normal" style:font-weight-asian="normal" style:font-name-complex="源ノ角ゴシック Normal1" style:font-family-complex="'源ノ角ゴシック Normal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20pt" fo:font-style="normal" fo:text-shadow="none" style:text-underline-style="none" fo:font-weight="normal" style:font-name-asian="源ノ角ゴシック Normal1" style:font-family-asian="'源ノ角ゴシック Normal'" style:font-pitch-asian="variable" style:font-size-asian="20pt" style:font-style-asian="normal" style:font-weight-asian="normal" style:font-name-complex="源ノ角ゴシック Normal1" style:font-family-complex="'源ノ角ゴシック Normal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20pt" fo:font-style="normal" fo:text-shadow="none" style:text-underline-style="none" fo:font-weight="normal" style:font-name-asian="源ノ角ゴシック Normal1" style:font-family-asian="'源ノ角ゴシック Normal'" style:font-pitch-asian="variable" style:font-size-asian="20pt" style:font-style-asian="normal" style:font-weight-asian="normal" style:font-name-complex="源ノ角ゴシック Normal1" style:font-family-complex="'源ノ角ゴシック Normal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20pt" fo:font-style="normal" fo:text-shadow="none" style:text-underline-style="none" fo:font-weight="normal" style:font-name-asian="源ノ角ゴシック Normal1" style:font-family-asian="'源ノ角ゴシック Normal'" style:font-pitch-asian="variable" style:font-size-asian="20pt" style:font-style-asian="normal" style:font-weight-asian="normal" style:font-name-complex="源ノ角ゴシック Normal1" style:font-family-complex="'源ノ角ゴシック Normal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20pt" fo:font-style="normal" fo:text-shadow="none" style:text-underline-style="none" fo:font-weight="normal" style:font-name-asian="源ノ角ゴシック Normal1" style:font-family-asian="'源ノ角ゴシック Normal'" style:font-pitch-asian="variable" style:font-size-asian="20pt" style:font-style-asian="normal" style:font-weight-asian="normal" style:font-name-complex="源ノ角ゴシック Normal1" style:font-family-complex="'源ノ角ゴシック Normal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fo:background-color="transparent" style:font-name-asian="源ノ角ゴシック Bold1" style:font-family-asian="'源ノ角ゴシック Bold'" style:font-pitch-asian="variable" style:font-size-asian="32pt" style:font-style-asian="normal" style:font-weight-asian="normal" style:font-name-complex="源ノ角ゴシック Bold1" style:font-family-complex="'源ノ角ゴシック Bold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4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4pt" style:font-style-asian="normal" style:font-weight-asian="bold" style:font-name-complex="源ノ角ゴシック Heavy" style:font-family-complex="'源ノ角ゴシック Heavy'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solid" draw:fill-color="#2c3e50" draw:textarea-horizontal-align="left" draw:textarea-vertical-align="middle" draw:auto-grow-height="false" fo:min-height="0.741cm" fo:min-width="27.502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2c3e50" draw:textarea-horizontal-align="left" draw:textarea-vertical-align="middle" draw:auto-grow-height="false" fo:min-height="4.238cm" fo:min-width="27.502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1abc9c" draw:textarea-horizontal-align="left" draw:textarea-vertical-align="middle" draw:auto-grow-height="false" fo:min-height="0.802cm" fo:min-width="0.562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998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998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99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margin-left="0cm" fo:margin-right="0cm" fo:line-height="98%" fo:text-indent="0cm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8%" fo:text-align="end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P11" style:family="paragraph">
      <loext:graphic-properties draw:fill="solid" draw:fill-color="#2c3e50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98%" fo:text-align="center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14" style:family="paragraph">
      <loext:graphic-properties draw:fill="solid" draw:fill-color="#1abc9c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it" fo:country="IT" style:language-asian="it" style:country-asian="IT" style:language-complex="it" style:country-complex="IT"/>
    </style:style>
    <style:style style:name="MT3" style:family="text">
      <style:text-properties fo:color="#ffffff" style:font-name="Source Sans Pro Black" fo:font-size="14pt" fo:language="it" fo:country="IT" fo:font-weight="bold" style:font-name-asian="源ノ角ゴシック Heavy" style:font-size-asian="14pt" style:language-asian="it" style:country-asian="IT" style:font-weight-asian="bold" style:font-name-complex="源ノ角ゴシック Heavy" style:font-size-complex="14pt" style:language-complex="it" style:country-complex="IT" style:font-weight-complex="bold"/>
    </style:style>
    <style:style style:name="MT4" style:family="text">
      <style:text-properties fo:color="#ffffff" style:font-name="Source Sans Pro Black" fo:language="en" fo:country="US" fo:font-weight="bold" style:font-name-asian="源ノ角ゴシック Heavy" style:language-asian="en" style:country-asian="US" style:font-weight-asian="bold" style:font-name-complex="源ノ角ゴシック Heavy" style:language-complex="en" style:country-complex="US" style:font-weight-complex="bold"/>
    </style:style>
    <style:style style:name="MT5" style:family="text">
      <style:text-properties fo:color="#ffffff" style:font-name="Source Sans Pro Black" fo:language="it" fo:country="IT" fo:font-weight="bold" style:font-name-asian="源ノ角ゴシック Heavy" style:language-asian="it" style:country-asian="IT" style:font-weight-asian="bold" style:font-name-complex="源ノ角ゴシック Heavy" style:language-complex="it" style:country-complex="I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1cm" svg:x="1.397cm" svg:y="0.837cm" presentation:class="title" presentation:placeholder="true">
        <draw:text-box/>
      </draw:frame>
      <draw:frame presentation:style-name="Default-outline1" draw:layer="backgroundobjects" svg:width="25.193cm" svg:height="12.176cm" svg:x="1.397cm" svg:y="4.91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872cm" svg:height="1.442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21.59cm" svg:height="27.94cm" svg:x="0cm" svg:y="0cm">
          <text:p/>
        </draw:rect>
        <draw:page-thumbnail presentation:style-name="Default-title" draw:layer="backgroundobjects" svg:width="15.262cm" svg:height="10.473cm" svg:x="3.162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4" draw:text-style-name="MP8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draw:style-name="Mgr5" draw:text-style-name="MP10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frame draw:style-name="Mgr6" draw:text-style-name="MP8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draw:style-name="Mgr7" draw:text-style-name="MP10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8" draw:text-style-name="MP11" draw:layer="backgroundobjects" svg:width="28.002cm" svg:height="1.001cm" svg:x="0cm" svg:y="19.998cm">
        <text:p/>
        <draw:enhanced-geometry svg:viewBox="0 0 21600 21600" draw:type="rectangle" draw:enhanced-path="M 0 0 L 21600 0 21600 21600 0 21600 0 0 Z N"/>
      </draw:custom-shape>
      <draw:custom-shape draw:style-name="Mgr9" draw:text-style-name="MP11" draw:layer="backgroundobjects" svg:width="28.002cm" svg:height="4.498cm" svg:x="0cm" svg:y="0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5.995cm" svg:height="2.659cm" svg:x="1cm" svg:y="0.837cm" presentation:class="title" presentation:placeholder="true">
        <draw:text-box/>
      </draw:frame>
      <draw:frame presentation:style-name="Title1-outline1" draw:layer="backgroundobjects" svg:width="25.995cm" svg:height="13.996cm" svg:x="1cm" svg:y="5.499cm" presentation:class="outline" presentation:placeholder="true">
        <draw:text-box/>
      </draw:frame>
      <draw:frame presentation:style-name="Mpr2" draw:text-style-name="MP8" draw:layer="backgroundobjects" svg:width="7.995cm" svg:height="0.997cm" svg:x="1cm" svg:y="19.997cm" presentation:class="date-time">
        <draw:text-box>
          <text:list text:style-name="ML1">
            <text:list-header>
              <text:p text:style-name="MP7"><text:span text:style-name="MT4"><presentation:date-time/></text:span></text:p>
            </text:list-header>
          </text:list>
        </draw:text-box>
      </draw:frame>
      <draw:frame presentation:style-name="Mpr3" draw:text-style-name="MP13" draw:layer="backgroundobjects" svg:width="8.995cm" svg:height="0.997cm" svg:x="9.498cm" svg:y="19.997cm" presentation:class="footer">
        <draw:text-box>
          <text:list text:style-name="ML1">
            <text:list-header>
              <text:p text:style-name="MP12"><text:span text:style-name="MT5"><presentation:footer/></text:span></text:p>
            </text:list-header>
          </text:list>
        </draw:text-box>
      </draw:frame>
      <draw:custom-shape draw:style-name="Mgr10" draw:text-style-name="MP14" draw:layer="backgroundobjects" svg:width="1.5cm" svg:height="1.5cm" svg:x="25.748cm" svg:y="19.1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998cm" svg:height="1.998cm" svg:x="25.501cm" svg:y="18.9cm" presentation:class="page-number">
        <draw:text-box>
          <text:list text:style-name="ML1">
            <text:list-header>
              <text:p text:style-name="MP12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21.59cm" svg:height="27.94cm" svg:x="0cm" svg:y="0cm">
          <text:p/>
        </draw:rect>
        <draw:page-thumbnail presentation:style-name="Title1-title" draw:layer="backgroundobjects" svg:width="15.262cm" svg:height="10.473cm" svg:x="3.162cm" svg:y="2.12cm" presentation:class="page"/>
        <draw:frame presentation:style-name="Title1-notes" draw:layer="backgroundobjects" svg:width="17.268cm" svg:height="12.568cm" svg:x="2.161cm" svg:y="13.269cm" presentation:class="notes" presentation:placeholder="true">
          <draw:text-box/>
        </draw:frame>
        <draw:frame presentation:style-name="Mpr5" draw:text-style-name="MP8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6" draw:text-style-name="MP10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frame presentation:style-name="Mpr7" draw:text-style-name="MP8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8" draw:text-style-name="MP10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09:58:36.259796400</meta:creation-date>
    <dc:date>2016-06-13T14:47:07.299896978</dc:date>
    <meta:editing-cycles>31</meta:editing-cycles>
    <meta:editing-duration>PT4H24M22S</meta:editing-duration>
    <meta:generator>LibreOffice/5.1.3.2$Linux_X86_64 LibreOffice_project/10m0$Build-2</meta:generator>
    <meta:document-statistic meta:object-count="64"/>
  </office:meta>
</office:document-meta>
</file>